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9000000CC00D5C231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RW Chancery L" svg:font-family="'URW Chancery L'" style:font-adornments="Medium Ital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6b1cf" officeooo:paragraph-rsid="0006b1cf"/>
    </style:style>
    <style:style style:name="P2" style:family="paragraph" style:parent-style-name="Text_20_body">
      <style:paragraph-properties fo:margin-left="1cm" fo:margin-right="0cm" fo:text-indent="0.499cm" style:auto-text-indent="false"/>
      <style:text-properties officeooo:paragraph-rsid="00088fd6"/>
    </style:style>
    <style:style style:name="P3" style:family="paragraph" style:parent-style-name="Text_20_body">
      <style:text-properties officeooo:rsid="00066ddf" officeooo:paragraph-rsid="00088fd6"/>
    </style:style>
    <style:style style:name="P4" style:family="paragraph" style:parent-style-name="Text_20_body" style:list-style-name="L2">
      <style:text-properties officeooo:rsid="000d118c" officeooo:paragraph-rsid="000d118c"/>
    </style:style>
    <style:style style:name="P5" style:family="paragraph" style:parent-style-name="Text_20_body" style:list-style-name="L2">
      <style:text-properties officeooo:paragraph-rsid="000d118c"/>
    </style:style>
    <style:style style:name="P6" style:family="paragraph" style:parent-style-name="Text_20_body">
      <style:paragraph-properties fo:margin-left="1cm" fo:margin-right="0cm" fo:text-indent="0.499cm" style:auto-text-indent="false" fo:background-color="transparent">
        <style:background-image/>
      </style:paragraph-properties>
      <style:text-properties officeooo:rsid="00066ddf" officeooo:paragraph-rsid="0006b1cf"/>
    </style:style>
    <style:style style:name="P7" style:family="paragraph" style:parent-style-name="Text_20_body">
      <style:paragraph-properties fo:margin-left="1cm" fo:margin-right="0cm" fo:text-indent="0.499cm" style:auto-text-indent="false"/>
      <style:text-properties officeooo:paragraph-rsid="00088fd6"/>
    </style:style>
    <style:style style:name="P8" style:family="paragraph" style:parent-style-name="Text_20_body">
      <style:paragraph-properties fo:margin-left="1.499cm" fo:margin-right="0cm" fo:text-indent="0.499cm" style:auto-text-indent="false"/>
      <style:text-properties officeooo:rsid="0009db2d" officeooo:paragraph-rsid="0009db2d"/>
    </style:style>
    <style:style style:name="P9" style:family="paragraph" style:parent-style-name="Text_20_body">
      <style:paragraph-properties fo:margin-left="1.499cm" fo:margin-right="0cm" fo:text-indent="0.499cm" style:auto-text-indent="false"/>
      <style:text-properties officeooo:rsid="000ac990" officeooo:paragraph-rsid="000ac990"/>
    </style:style>
    <style:style style:name="P10" style:family="paragraph" style:parent-style-name="Text_20_body">
      <style:paragraph-properties fo:margin-left="0cm" fo:margin-right="0cm" fo:text-indent="0cm" style:auto-text-indent="false"/>
      <style:text-properties officeooo:paragraph-rsid="000d118c"/>
    </style:style>
    <style:style style:name="P11" style:family="paragraph" style:parent-style-name="Title" style:master-page-name="Standard">
      <style:paragraph-properties style:page-number="auto"/>
    </style:style>
    <style:style style:name="P12" style:family="paragraph" style:parent-style-name="Footer">
      <style:paragraph-properties fo:text-align="end" style:justify-single-word="false"/>
    </style:style>
    <style:style style:name="T1" style:family="text">
      <style:text-properties officeooo:rsid="00066ddf"/>
    </style:style>
    <style:style style:name="T2" style:family="text">
      <style:text-properties officeooo:rsid="0006b1cf"/>
    </style:style>
    <style:style style:name="T3" style:family="text">
      <style:text-properties officeooo:rsid="00088fd6"/>
    </style:style>
    <style:style style:name="T4" style:family="text">
      <style:text-properties officeooo:rsid="0009ff26"/>
    </style:style>
    <style:style style:name="T5" style:family="text">
      <style:text-properties officeooo:rsid="000ac990"/>
    </style:style>
    <style:style style:name="T6" style:family="text">
      <style:text-properties officeooo:rsid="000d118c"/>
    </style:style>
    <style:style style:name="T7" style:family="text">
      <style:text-properties fo:font-style="italic" style:font-style-asian="italic" style:font-style-complex="italic"/>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gnacards </text:p>
      <text:p text:style-name="Subtitle">règles</text:p>
      <text:p text:style-name="Text_20_body"/>
      <text:p text:style-name="Text_20_body"><text:span text:style-name="T7">Magnacards est un jeu de cartes révolutionnaire (ou pas). Il se basent principalement sur des combinaison. Ce manuel est organisé en plusieurs partie :</text:span></text:p>
      <text:p text:style-name="Text_20_body"><text:span text:style-name="T7"/></text:p>
      <text:list xml:id="list501676897528193429" text:style-name="L2">
        <text:list-item>
          <text:p text:style-name="P5"><text:span text:style-name="T6">Règles de base</text:span></text:p>
          <text:list>
            <text:list-item>
              <text:p text:style-name="P4">Préparation du duel</text:p>
            </text:list-item>
            <text:list-item>
              <text:p text:style-name="P4">Déroulement du duel</text:p>
              <text:list>
                <text:list-item>
                  <text:p text:style-name="P4">La phase préparatoire</text:p>
                </text:list-item>
                <text:list-item>
                  <text:p text:style-name="P4">La phase de combat</text:p>
                </text:list-item>
              </text:list>
            </text:list-item>
          </text:list>
        </text:list-item>
        <text:list-item>
          <text:p text:style-name="P4">Combinaison</text:p>
        </text:list-item>
      </text:list>
      <text:p text:style-name="P10"/>
      <text:p text:style-name="P1"/>
      <text:h text:style-name="Heading_20_1" text:outline-level="1">I. Règles de base</text:h>
      <text:p text:style-name="P3">Deux joueurs s'affrontent lors d'un duel. </text:p>
      <text:h text:style-name="Heading_20_2" text:outline-level="2"><text:span text:style-name="T1">1. Préparation</text:span> du duel</text:h>
      <text:p text:style-name="P2"><text:span text:style-name="T2">Les joueurs se distribuent les cartes en deux decks (il ne doivent pas connaître le contenu et l'ordre de leurs decks) et prennent une carte joueur qui est immédiatement active. Afin de composer leurs mains il prennent les dix premières cartes de leurs decks ainsi que dix cartes combinaisons qui elles sont positionnées dans un deck collectif.</text:span></text:p>
      <text:p text:style-name="P2"/>
      <text:h text:style-name="Heading_20_2" text:outline-level="2"><text:soft-page-break/><text:span text:style-name="T3">2. Déroulement du duel <text:s/></text:span><text:tab/></text:h>
      <text:p text:style-name="P6">Le duel est <text:span text:style-name="T4">divisé en tours et </text:span>compos<text:span text:style-name="T2">é</text:span> de deux phases, premièrement la phase préparatoire et <text:span text:style-name="T3">secondement</text:span> la phase de combat.</text:p>
      <text:h text:style-name="Heading_20_3" text:outline-level="3">1. La phase préparatoire</text:h>
      <text:p text:style-name="P8">La phase préparatoire dure <text:span text:style-name="T4">quinze</text:span> tours, elle permet aux joueurs de se préparer au combat. Ainsi durant cette phase toute attaque est interdite par contre le nombre de carte pioché par tour est doublé <text:span text:style-name="T4">(on passe donc de deux cartes à quatre et de une combinaison tous les deux tours à une combinaison par tours)</text:span>.</text:p>
      <text:p text:style-name="P8"/>
      <text:h text:style-name="Heading_20_3" text:outline-level="3">2. <text:span text:style-name="T5">La phase de combat</text:span></text:h>
      <text:p text:style-name="P9">La phase de combat est la phase principale du duel car c'est durant celle-ci que les joueurs attaquent (ou se défendent de) l'autre. Le tirage des cartes ce déroule de cette manière, les joueurs piochent deux cartes dans leurs decks par tour et une combinaison tous les deux t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URW Chancery L" svg:font-family="'URW Chancery L'" style:font-adornments="Medium Ital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hyphenation-ladder-count="no-limit" fo:text-indent="0.499cm" style:auto-text-indent="false" style:page-number="auto" style:shadow="none">
        <style:tab-stops/>
      </style:paragraph-properties>
      <style:text-properties style:font-name="URW Chancery L" fo:font-family="'URW Chancery L'" style:font-style-name="Medium Italic" style:font-pitch="variable" fo:font-size="15pt" fo:font-style="italic" fo:font-weight="normal"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URW Chancery L" fo:font-family="'URW Chancery L'" style:font-style-name="Medium Italic" style:font-pitch="variable" fo:font-size="28pt" fo:font-style="italic"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URW Chancery L" fo:font-family="'URW Chancery L'" style:font-style-name="Medium Italic" style:font-pitch="variable" fo:font-size="18pt" fo:font-style="italic" fo:font-weight="normal"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RW Chancery L" fo:font-family="'URW Chancery L'" style:font-style-name="Medium Italic" style:font-pitch="variable" fo:font-size="135%" fo:font-style="italic"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499cm" style:auto-text-indent="false"/>
      <style:text-properties style:font-name="URW Chancery L" fo:font-family="'URW Chancery L'" style:font-style-name="Medium Italic" style:font-pitch="variable" fo:font-size="120%" fo:font-style="italic"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1cm" style:auto-text-indent="false" fo:background-color="transparent" style:shadow="none">
        <style:drop-cap/>
        <style:background-image/>
      </style:paragraph-properties>
      <style:text-properties style:use-window-font-color="true" style:text-line-through-style="none" style:text-line-through-type="none" style:font-name="URW Chancery L" fo:font-family="'URW Chancery L'" style:font-style-name="Medium Italic" style:font-pitch="variable" fo:font-size="16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master-page-name="">
      <style:paragraph-properties style:page-number="auto" style:shadow="none" text:number-lines="false" text:line-number="0">
        <style:tab-stops>
          <style:tab-stop style:position="8.5cm" style:type="center"/>
          <style:tab-stop style:position="17cm" style:type="right"/>
        </style:tab-stops>
      </style:paragraph-properties>
      <style:text-properties style:font-name="URW Chancery L" fo:font-family="'URW Chancery L'" style:font-style-name="Medium Italic" style:font-pitch="variable" fo:font-size="13pt" fo:font-style="italic" fo:font-weight="normal" style:font-size-asian="10.5pt" style:text-rotation-angle="0" style:text-rotation-scale="line-heigh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0000000099000000CC00D5C2319.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age-count>2</text:page-count></text:p>
      </style:footer>
    </style:master-page>
    <style:master-page style:name="First_20_Page" style:display-name="First Page" style:page-layout-name="Mpm2" style:next-style-name="Standard">
      <style:footer>
        <text:p text:style-name="Footer"/>
      </style:footer>
    </style:master-page>
    <style:master-page style:name="Parchemin"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7:50:50.565473604</meta:creation-date>
    <dc:date>2015-11-30T19:53:26.055641980</dc:date>
    <meta:editing-duration>PT44M1S</meta:editing-duration>
    <meta:editing-cycles>5</meta:editing-cycles>
    <meta:generator>LibreOffice/4.3.3.2$Linux_X86_64 LibreOffice_project/430m0$Build-2</meta:generator>
    <meta:document-statistic meta:table-count="0" meta:image-count="0" meta:object-count="0" meta:page-count="2" meta:paragraph-count="20" meta:word-count="259" meta:character-count="1497" meta:non-whitespace-character-count="1259"/>
  </office:meta>
</office:document-meta>
</file>